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50%" draw:fill="none" draw:fill-color="#ffffff" draw:textarea-horizontal-align="justify" draw:textarea-vertical-align="middle" draw:auto-grow-height="false" fo:min-height="8.005cm" fo:min-width="8.3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18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05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94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71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877cm"/>
    </style:style>
    <style:style style:name="gr11" style:family="graphic" style:parent-style-name="standard">
      <style:graphic-properties svg:stroke-color="#000000" svg:stroke-opacity="50%" draw:fill="none" draw:fill-color="#ffffff" draw:textarea-horizontal-align="justify" draw:textarea-vertical-align="middle" draw:auto-grow-height="false" fo:min-height="4.957cm" fo:min-width="8.3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8.15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4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4.186cm"/>
    </style:style>
    <style:style style:name="gr15" style:family="graphic" style:parent-style-name="standard">
      <style:graphic-properties svg:stroke-color="#000000" svg:stroke-opacity="50%" draw:fill="none" draw:fill-color="#ffffff" draw:textarea-horizontal-align="justify" draw:textarea-vertical-align="middle" draw:auto-grow-height="false" fo:min-height="5.592cm" fo:min-width="8.3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4.186cm"/>
    </style:style>
    <style:style style:name="gr17" style:family="graphic" style:parent-style-name="standard">
      <style:graphic-properties svg:stroke-color="#000000" svg:stroke-opacity="50%" draw:fill="none" draw:fill-color="#ffffff" draw:textarea-horizontal-align="justify" draw:textarea-vertical-align="middle" draw:auto-grow-height="false" fo:min-height="6.1cm" fo:min-width="8.39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8.255cm" svg:x="1.254cm" svg:y="1.1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377cm" svg:height="0.962cm" svg:x="3.172cm" svg:y="1.816cm">
          <draw:text-box>
            <text:p>Signup form</text:p>
          </draw:text-box>
        </draw:frame>
        <draw:frame draw:style-name="gr3" draw:text-style-name="P3" draw:layer="layout" svg:width="7.239cm" svg:height="1.673cm" svg:x="1.508cm" svg:y="2.905cm">
          <draw:text-box>
            <text:p><text:span text:style-name="T1">User enters valid email/password</text:span></text:p>
            <text:p><text:span text:style-name="T1"><text:s/></text:span><text:span text:style-name="T1">and clicks submit</text:span></text:p>
          </draw:text-box>
        </draw:frame>
        <draw:frame draw:style-name="gr4" draw:text-style-name="P3" draw:layer="layout" svg:width="7.631cm" svg:height="1.199cm" svg:x="1.381cm" svg:y="4.5cm">
          <draw:text-box>
            <text:p><text:span text:style-name="T1">User enters valid email but no password <text:s/>and clicks submit</text:span></text:p>
          </draw:text-box>
        </draw:frame>
        <draw:frame draw:style-name="gr5" draw:text-style-name="P3" draw:layer="layout" svg:width="6.556cm" svg:height="0.725cm" svg:x="10.652cm" svg:y="2.18cm">
          <draw:text-box>
            <text:p><text:span text:style-name="T1">Header menu expanded options</text:span></text:p>
          </draw:text-box>
        </draw:frame>
        <draw:line draw:style-name="gr6" draw:text-style-name="P4" draw:layer="layout" svg:x1="8.874cm" svg:y1="3.286cm" svg:x2="10.779cm" svg:y2="2.524cm">
          <text:p/>
        </draw:line>
        <draw:frame draw:style-name="gr7" draw:text-style-name="P3" draw:layer="layout" svg:width="7.874cm" svg:height="1.199cm" svg:x="10.779cm" svg:y="3.286cm">
          <draw:text-box>
            <text:p><text:span text:style-name="T1">Error message appears and asks user to enter correct values</text:span></text:p>
          </draw:text-box>
        </draw:frame>
        <draw:frame draw:style-name="gr8" draw:text-style-name="P2" draw:layer="layout" svg:width="0.502cm" svg:height="1.187cm" svg:x="13.446cm" svg:y="7.477cm">
          <draw:text-box>
            <text:p/>
          </draw:text-box>
        </draw:frame>
        <draw:line draw:style-name="gr6" draw:text-style-name="P4" draw:layer="layout" svg:x1="8.874cm" svg:y1="4.683cm" svg:x2="10.525cm" svg:y2="3.921cm">
          <text:p/>
        </draw:line>
        <draw:frame draw:style-name="gr9" draw:text-style-name="P3" draw:layer="layout" svg:width="8.215cm" svg:height="0.725cm" svg:x="1.573cm" svg:y="5.897cm">
          <draw:text-box>
            <text:p><text:span text:style-name="T1">User enters an email that’s already taken</text:span></text:p>
          </draw:text-box>
        </draw:frame>
        <draw:line draw:style-name="gr6" draw:text-style-name="P4" draw:layer="layout" svg:x1="10.017cm" svg:y1="6.207cm" svg:x2="10.779cm" svg:y2="4.683cm">
          <text:p/>
        </draw:line>
        <draw:frame draw:style-name="gr3" draw:text-style-name="P3" draw:layer="layout" svg:width="7.239cm" svg:height="1.673cm" svg:x="2.016cm" svg:y="6.842cm">
          <draw:text-box>
            <text:p><text:span text:style-name="T1">User enters invalid email/password</text:span></text:p>
            <text:p><text:span text:style-name="T1"><text:s/></text:span><text:span text:style-name="T1">and clicks submit</text:span></text:p>
          </draw:text-box>
        </draw:frame>
        <draw:line draw:style-name="gr6" draw:text-style-name="P4" draw:layer="layout" svg:x1="9.255cm" svg:y1="7.35cm" svg:x2="12.049cm" svg:y2="5.191cm">
          <text:p/>
        </draw:line>
        <draw:custom-shape draw:style-name="gr1" draw:text-style-name="P1" draw:layer="layout" svg:width="8.89cm" svg:height="8.255cm" svg:x="1cm" svg:y="9.8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377cm" svg:height="0.962cm" svg:x="2.918cm" svg:y="10.579cm">
          <draw:text-box>
            <text:p>Login form</text:p>
          </draw:text-box>
        </draw:frame>
        <draw:frame draw:style-name="gr3" draw:text-style-name="P3" draw:layer="layout" svg:width="7.239cm" svg:height="1.673cm" svg:x="1.635cm" svg:y="11.773cm">
          <draw:text-box>
            <text:p><text:span text:style-name="T1">User enters invalid email/password</text:span></text:p>
            <text:p><text:span text:style-name="T1"><text:s/></text:span><text:span text:style-name="T1">and clicks submit</text:span></text:p>
          </draw:text-box>
        </draw:frame>
        <draw:frame draw:style-name="gr5" draw:text-style-name="P3" draw:layer="layout" svg:width="6.556cm" svg:height="0.725cm" svg:x="10.573cm" svg:y="10.943cm">
          <draw:text-box>
            <text:p><text:span text:style-name="T1">Header menu expanded options</text:span></text:p>
          </draw:text-box>
        </draw:frame>
        <draw:line draw:style-name="gr6" draw:text-style-name="P4" draw:layer="layout" svg:x1="8.795cm" svg:y1="12.049cm" svg:x2="10.7cm" svg:y2="11.287cm">
          <text:p/>
        </draw:line>
        <draw:frame draw:style-name="gr7" draw:text-style-name="P3" draw:layer="layout" svg:width="7.874cm" svg:height="1.199cm" svg:x="10.398cm" svg:y="12.303cm">
          <draw:text-box>
            <text:p><text:span text:style-name="T1">Error message appears and asks user to enter correct values</text:span></text:p>
          </draw:text-box>
        </draw:frame>
        <draw:frame draw:style-name="gr3" draw:text-style-name="P3" draw:layer="layout" svg:width="7.239cm" svg:height="1.673cm" svg:x="1.508cm" svg:y="13.551cm">
          <draw:text-box>
            <text:p><text:span text:style-name="T1">User enters invalid email/password</text:span></text:p>
            <text:p><text:span text:style-name="T1"><text:s/></text:span><text:span text:style-name="T1">and clicks submit</text:span></text:p>
          </draw:text-box>
        </draw:frame>
        <draw:line draw:style-name="gr6" draw:text-style-name="P4" draw:layer="layout" svg:x1="8.747cm" svg:y1="14.059cm" svg:x2="10.398cm" svg:y2="13.319cm">
          <text:p/>
        </draw:line>
        <draw:frame draw:style-name="gr3" draw:text-style-name="P3" draw:layer="layout" svg:width="7.239cm" svg:height="1.673cm" svg:x="1.381cm" svg:y="15.097cm">
          <draw:text-box>
            <text:p><text:span text:style-name="T1">User enters clicks reset password with a valid address</text:span></text:p>
          </draw:text-box>
        </draw:frame>
        <draw:frame draw:style-name="gr10" draw:text-style-name="P3" draw:layer="layout" svg:width="7.377cm" svg:height="0.725cm" svg:x="10.017cm" svg:y="14.372cm">
          <draw:text-box>
            <text:p><text:span text:style-name="T1">Reset email has been sent message</text:span></text:p>
          </draw:text-box>
        </draw:frame>
        <draw:line draw:style-name="gr6" draw:text-style-name="P4" draw:layer="layout" svg:x1="8.239cm" svg:y1="15.478cm" svg:x2="10.144cm" svg:y2="14.716cm">
          <text:p/>
        </draw:line>
        <draw:custom-shape draw:style-name="gr11" draw:text-style-name="P1" draw:layer="layout" svg:width="8.89cm" svg:height="5.207cm" svg:x="1.127cm" svg:y="18.65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377cm" svg:height="0.962cm" svg:x="3.045cm" svg:y="19.087cm">
          <draw:text-box>
            <text:p>Header menu</text:p>
          </draw:text-box>
        </draw:frame>
        <draw:frame draw:style-name="gr4" draw:text-style-name="P3" draw:layer="layout" svg:width="4.953cm" svg:height="1.199cm" svg:x="3.667cm" svg:y="20.536cm">
          <draw:text-box>
            <text:p><text:span text:style-name="T1">User selects log out</text:span></text:p>
          </draw:text-box>
        </draw:frame>
        <draw:frame draw:style-name="gr12" draw:text-style-name="P3" draw:layer="layout" svg:width="8.655cm" svg:height="0.725cm" svg:x="10.7cm" svg:y="19.452cm">
          <draw:text-box>
            <text:p><text:span text:style-name="T1">Header menu changed to login/signup links</text:span></text:p>
          </draw:text-box>
        </draw:frame>
        <draw:line draw:style-name="gr6" draw:text-style-name="P4" draw:layer="layout" svg:x1="8.922cm" svg:y1="20.558cm" svg:x2="10.827cm" svg:y2="19.796cm">
          <text:p/>
        </draw:line>
        <draw:frame draw:style-name="gr4" draw:text-style-name="P3" draw:layer="layout" svg:width="4.953cm" svg:height="1.199cm" svg:x="3.667cm" svg:y="21.574cm">
          <draw:text-box>
            <text:p><text:span text:style-name="T1">User selects delete account</text:span></text:p>
          </draw:text-box>
        </draw:frame>
        <draw:line draw:style-name="gr6" draw:text-style-name="P4" draw:layer="layout" svg:x1="7.858cm" svg:y1="21.955cm" svg:x2="10.906cm" svg:y2="20.304cm">
          <text:p/>
        </draw:line>
        <draw:frame draw:style-name="gr4" draw:text-style-name="P3" draw:layer="layout" svg:width="4.953cm" svg:height="1.199cm" svg:x="3.667cm" svg:y="23.169cm">
          <draw:text-box>
            <text:p><text:span text:style-name="T1">User selects favorites</text:span></text:p>
          </draw:text-box>
        </draw:frame>
        <draw:frame draw:style-name="gr4" draw:text-style-name="P3" draw:layer="layout" svg:width="4.953cm" svg:height="1.199cm" svg:x="3.668cm" svg:y="21.575cm">
          <draw:text-box>
            <text:p><text:span text:style-name="T1">User selects delete account</text:span></text:p>
          </draw:text-box>
        </draw:frame>
        <draw:frame draw:style-name="gr13" draw:text-style-name="P3" draw:layer="layout" svg:width="4.96cm" svg:height="0.725cm" svg:x="11.014cm" svg:y="20.849cm">
          <draw:text-box>
            <text:p><text:span text:style-name="T1">Lists user favorite items</text:span></text:p>
          </draw:text-box>
        </draw:frame>
        <draw:line draw:style-name="gr6" draw:text-style-name="P4" draw:layer="layout" svg:x1="8.172cm" svg:y1="23.352cm" svg:x2="11.22cm" svg:y2="21.701cm">
          <text:p/>
        </draw:line>
      </draw:page>
      <draw:page draw:name="page2" draw:style-name="dp1" draw:master-page-name="Default">
        <draw:custom-shape draw:style-name="gr11" draw:text-style-name="P1" draw:layer="layout" svg:width="8.89cm" svg:height="5.207cm" svg:x="1.254cm" svg:y="1.127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7.366cm" svg:height="2.384cm" svg:x="1.889cm" svg:y="1.561cm">
          <draw:text-box>
            <text:p>Admin page </text:p>
            <text:p>(admin account login)</text:p>
          </draw:text-box>
        </draw:frame>
        <draw:frame draw:style-name="gr8" draw:text-style-name="P2" draw:layer="layout" svg:width="0.502cm" svg:height="1.187cm" svg:x="4.302cm" svg:y="3.159cm">
          <draw:text-box>
            <text:p/>
          </draw:text-box>
        </draw:frame>
        <draw:frame draw:style-name="gr4" draw:text-style-name="P3" draw:layer="layout" svg:width="6.604cm" svg:height="1.199cm" svg:x="2.143cm" svg:y="3.413cm">
          <draw:text-box>
            <text:p><text:span text:style-name="T1">Selects account to be deleted</text:span></text:p>
          </draw:text-box>
        </draw:frame>
        <draw:frame draw:style-name="gr4" draw:text-style-name="P3" draw:layer="layout" svg:width="6.604cm" svg:height="1.199cm" svg:x="11.033cm" svg:y="2.087cm">
          <draw:text-box>
            <text:p><text:span text:style-name="T1">Page updated with selected account removed</text:span></text:p>
          </draw:text-box>
        </draw:frame>
        <draw:line draw:style-name="gr6" draw:text-style-name="P4" draw:layer="layout" svg:x1="8.493cm" svg:y1="3.794cm" svg:x2="10.906cm" svg:y2="2.905cm">
          <text:p/>
        </draw:line>
        <draw:frame draw:style-name="gr4" draw:text-style-name="P3" draw:layer="layout" svg:width="4.953cm" svg:height="1.199cm" svg:x="2.778cm" svg:y="4.683cm">
          <draw:text-box>
            <text:p><text:span text:style-name="T1">User selects log out</text:span></text:p>
          </draw:text-box>
        </draw:frame>
        <draw:frame draw:style-name="gr12" draw:text-style-name="P3" draw:layer="layout" svg:width="8.655cm" svg:height="0.725cm" svg:x="11.014cm" svg:y="3.831cm">
          <draw:text-box>
            <text:p><text:span text:style-name="T1">Header menu changed to login/signup links</text:span></text:p>
          </draw:text-box>
        </draw:frame>
        <draw:line draw:style-name="gr6" draw:text-style-name="P4" draw:layer="layout" svg:x1="7.35cm" svg:y1="4.937cm" svg:x2="10.906cm" svg:y2="4.429cm">
          <text:p/>
        </draw:line>
        <draw:custom-shape draw:style-name="gr15" draw:text-style-name="P1" draw:layer="layout" svg:width="8.89cm" svg:height="5.842cm" svg:x="1.381cm" svg:y="6.969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5.377cm" svg:height="1.052cm" svg:x="3.299cm" svg:y="7.721cm">
          <draw:text-box>
            <text:p>Search form</text:p>
          </draw:text-box>
        </draw:frame>
        <draw:frame draw:style-name="gr4" draw:text-style-name="P3" draw:layer="layout" svg:width="8.89cm" svg:height="1.199cm" svg:x="1.508cm" svg:y="11.993cm">
          <draw:text-box>
            <text:p><text:span text:style-name="T1">User presses submit button</text:span></text:p>
          </draw:text-box>
        </draw:frame>
        <draw:frame draw:style-name="gr4" draw:text-style-name="P3" draw:layer="layout" svg:width="8.89cm" svg:height="1.199cm" svg:x="1.381cm" svg:y="11.033cm">
          <draw:text-box>
            <text:p><text:span text:style-name="T1">User select sort by duration/view_count</text:span></text:p>
          </draw:text-box>
        </draw:frame>
        <draw:frame draw:style-name="gr4" draw:text-style-name="P3" draw:layer="layout" svg:width="8.89cm" svg:height="1.199cm" svg:x="1.508cm" svg:y="9.58cm">
          <draw:text-box>
            <text:p><text:span text:style-name="T1">User selects filter media upload date by day/week/month</text:span></text:p>
          </draw:text-box>
        </draw:frame>
        <draw:frame draw:style-name="gr4" draw:text-style-name="P3" draw:layer="layout" svg:width="8.89cm" svg:height="1.199cm" svg:x="1.254cm" svg:y="8.747cm">
          <draw:text-box>
            <text:p><text:span text:style-name="T1">User selects game to filter results</text:span></text:p>
          </draw:text-box>
        </draw:frame>
        <draw:frame draw:style-name="gr4" draw:text-style-name="P3" draw:layer="layout" svg:width="6.604cm" svg:height="1.199cm" svg:x="11.541cm" svg:y="10.906cm">
          <draw:text-box>
            <text:p><text:span text:style-name="T1">Page updated search results</text:span></text:p>
          </draw:text-box>
        </draw:frame>
        <draw:line draw:style-name="gr6" draw:text-style-name="P4" draw:layer="layout" svg:x1="8.747cm" svg:y1="12.303cm" svg:x2="11.16cm" svg:y2="11.414cm">
          <text:p/>
        </draw:line>
        <draw:g>
          <draw:custom-shape draw:style-name="gr17" draw:text-style-name="P1" draw:layer="layout" svg:width="8.89cm" svg:height="6.35cm" svg:x="1.381cm" svg:y="13.446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2" draw:layer="layout" svg:width="5.377cm" svg:height="1.052cm" svg:x="3.299cm" svg:y="14.198cm">
            <draw:text-box>
              <text:p>Results form</text:p>
            </draw:text-box>
          </draw:frame>
        </draw:g>
        <draw:frame draw:style-name="gr4" draw:text-style-name="P3" draw:layer="layout" svg:width="8.001cm" svg:height="1.199cm" svg:x="1.254cm" svg:y="15.676cm">
          <draw:text-box>
            <text:p><text:span text:style-name="T1">User selects share via social media</text:span></text:p>
          </draw:text-box>
        </draw:frame>
        <draw:frame draw:style-name="gr4" draw:text-style-name="P3" draw:layer="layout" svg:width="8.001cm" svg:height="1.199cm" svg:x="1.381cm" svg:y="18.526cm">
          <draw:text-box>
            <text:p><text:span text:style-name="T1">User clicks search result</text:span></text:p>
          </draw:text-box>
        </draw:frame>
        <draw:frame draw:style-name="gr4" draw:text-style-name="P3" draw:layer="layout" svg:width="8.001cm" svg:height="1.199cm" svg:x="1.254cm" svg:y="17.002cm">
          <draw:text-box>
            <text:p><text:span text:style-name="T1">User clicks favorite icon next to result</text:span></text:p>
          </draw:text-box>
        </draw:frame>
        <draw:frame draw:style-name="gr4" draw:text-style-name="P3" draw:layer="layout" svg:width="6.604cm" svg:height="1.199cm" svg:x="11.795cm" svg:y="15.168cm">
          <draw:text-box>
            <text:p><text:span text:style-name="T1">Share link via twitter/link/facebook/email API</text:span></text:p>
          </draw:text-box>
        </draw:frame>
        <draw:frame draw:style-name="gr4" draw:text-style-name="P3" draw:layer="layout" svg:width="6.604cm" svg:height="1.199cm" svg:x="11.795cm" svg:y="16.946cm">
          <draw:text-box>
            <text:p><text:span text:style-name="T1">Add Item to user’s favorite list</text:span></text:p>
          </draw:text-box>
        </draw:frame>
        <draw:frame draw:style-name="gr4" draw:text-style-name="P3" draw:layer="layout" svg:width="6.604cm" svg:height="1.199cm" svg:x="11.795cm" svg:y="18.597cm">
          <draw:text-box>
            <text:p><text:span text:style-name="T1">Play media/link to media</text:span></text:p>
            <text:p><text:span text:style-name="T1"/></text:p>
          </draw:text-box>
        </draw:frame>
        <draw:line draw:style-name="gr6" draw:text-style-name="P4" draw:layer="layout" svg:x1="8.239cm" svg:y1="15.859cm" svg:x2="11.541cm" svg:y2="15.478cm">
          <text:p/>
        </draw:line>
        <draw:line draw:style-name="gr6" draw:text-style-name="P4" draw:layer="layout" svg:x1="8.874cm" svg:y1="17.383cm" svg:x2="11.922cm" svg:y2="17.256cm">
          <text:p/>
        </draw:line>
        <draw:line draw:style-name="gr6" draw:text-style-name="P4" draw:layer="layout" svg:x1="6.588cm" svg:y1="18.78cm" svg:x2="11.795cm" svg:y2="18.907cm">
          <text:p/>
        </draw:line>
        <draw:custom-shape draw:style-name="gr15" draw:text-style-name="P1" draw:layer="layout" svg:width="8.89cm" svg:height="5.842cm" svg:x="1.381cm" svg:y="20.431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5.377cm" svg:height="1.052cm" svg:x="2.989cm" svg:y="20.939cm">
          <draw:text-box>
            <text:p>Favorites form</text:p>
          </draw:text-box>
        </draw:frame>
        <draw:frame draw:style-name="gr4" draw:text-style-name="P3" draw:layer="layout" svg:width="8.001cm" svg:height="1.199cm" svg:x="1.508cm" svg:y="22.082cm">
          <draw:text-box>
            <text:p><text:span text:style-name="T1">User selects share via social media</text:span></text:p>
          </draw:text-box>
        </draw:frame>
        <draw:frame draw:style-name="gr4" draw:text-style-name="P3" draw:layer="layout" svg:width="8.001cm" svg:height="1.199cm" svg:x="1.508cm" svg:y="23.408cm">
          <draw:text-box>
            <text:p><text:span text:style-name="T1">User clicks favorite icon next to result</text:span></text:p>
          </draw:text-box>
        </draw:frame>
        <draw:frame draw:style-name="gr4" draw:text-style-name="P3" draw:layer="layout" svg:width="6.604cm" svg:height="1.199cm" svg:x="12.303cm" svg:y="21.645cm">
          <draw:text-box>
            <text:p><text:span text:style-name="T1">Share link via twitter/link/facebook/email API</text:span></text:p>
          </draw:text-box>
        </draw:frame>
        <draw:frame draw:style-name="gr4" draw:text-style-name="P3" draw:layer="layout" svg:width="6.604cm" svg:height="1.199cm" svg:x="12.303cm" svg:y="23.423cm">
          <draw:text-box>
            <text:p><text:span text:style-name="T1">Remove Item to user’s favorite list</text:span></text:p>
          </draw:text-box>
        </draw:frame>
        <draw:line draw:style-name="gr6" draw:text-style-name="P4" draw:layer="layout" svg:x1="8.747cm" svg:y1="22.336cm" svg:x2="12.049cm" svg:y2="21.955cm">
          <text:p/>
        </draw:line>
        <draw:line draw:style-name="gr6" draw:text-style-name="P4" draw:layer="layout" svg:x1="9.382cm" svg:y1="23.86cm" svg:x2="12.43cm" svg:y2="23.7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9T23:41:29.383000000</meta:creation-date>
    <dc:date>2019-04-20T01:02:15.611000000</dc:date>
    <meta:editing-duration>PT39M22S</meta:editing-duration>
    <meta:editing-cycles>7</meta:editing-cycles>
    <meta:generator>LibreOffice/6.1.1.2$Windows_X86_64 LibreOffice_project/5d19a1bfa650b796764388cd8b33a5af1f5baa1b</meta:generator>
    <meta:document-statistic meta:object-count="72"/>
  </office:meta>
</office:document-meta>
</file>